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2a580"/>
    </style:style>
    <style:style style:name="P2" style:family="paragraph" style:parent-style-name="Standard">
      <style:text-properties officeooo:paragraph-rsid="0012a580"/>
    </style:style>
    <style:style style:name="P3" style:family="paragraph" style:parent-style-name="Standard">
      <style:text-properties officeooo:paragraph-rsid="001ebd74"/>
    </style:style>
    <style:style style:name="P4" style:family="paragraph" style:parent-style-name="Standard">
      <style:text-properties officeooo:paragraph-rsid="00263fd6"/>
    </style:style>
    <style:style style:name="P5" style:family="paragraph" style:parent-style-name="Standard">
      <style:text-properties fo:color="#2a6099" fo:background-color="#ffffa6"/>
    </style:style>
    <style:style style:name="P6" style:family="paragraph" style:parent-style-name="Standard">
      <style:text-properties fo:color="#2a6099" style:font-name="Liberation Serif" fo:font-size="12pt" fo:language="en" fo:country="US" officeooo:rsid="001109e2" officeooo:paragraph-rsid="001109e2" style:letter-kerning="true" fo:background-color="#ffffa6" style:font-name-asian="Source Han Sans CN Regular" style:font-size-asian="12pt" style:language-asian="zh" style:country-asian="CN" style:font-name-complex="Lohit Devanagari" style:font-size-complex="12pt" style:language-complex="hi" style:country-complex="IN"/>
    </style:style>
    <style:style style:name="P7" style:family="paragraph" style:parent-style-name="Standard">
      <style:text-properties fo:color="#2a6099" style:font-name="Liberation Serif" fo:font-size="12pt" fo:language="en" fo:country="US" officeooo:rsid="0012a580" officeooo:paragraph-rsid="0018defc" style:letter-kerning="true" fo:background-color="#ffffa6" style:font-name-asian="Source Han Sans CN Regular" style:font-size-asian="12pt" style:language-asian="zh" style:country-asian="CN" style:font-name-complex="Lohit Devanagari" style:font-size-complex="12pt" style:language-complex="hi" style:country-complex="IN"/>
    </style:style>
    <style:style style:name="P8" style:family="paragraph" style:parent-style-name="Standard">
      <style:text-properties fo:color="#2a6099" style:font-name="Liberation Serif" fo:font-size="12pt" fo:language="en" fo:country="US" officeooo:rsid="0012a580" officeooo:paragraph-rsid="00190493" style:letter-kerning="true" fo:background-color="#ffffa6" style:font-name-asian="Source Han Sans CN Regular" style:font-size-asian="12pt" style:language-asian="zh" style:country-asian="CN" style:font-name-complex="Lohit Devanagari" style:font-size-complex="12pt" style:language-complex="hi" style:country-complex="IN"/>
    </style:style>
    <style:style style:name="P9" style:family="paragraph" style:parent-style-name="Standard">
      <style:text-properties fo:color="#2a6099" style:font-name="Liberation Serif" fo:font-size="12pt" fo:language="en" fo:country="US" officeooo:rsid="0012a580" officeooo:paragraph-rsid="0012a580" style:letter-kerning="true" fo:background-color="#ffffa6" style:font-name-asian="Source Han Sans CN Regular" style:font-size-asian="12pt" style:language-asian="zh" style:country-asian="CN" style:font-name-complex="Lohit Devanagari" style:font-size-complex="12pt" style:language-complex="hi" style:country-complex="IN"/>
    </style:style>
    <style:style style:name="P10" style:family="paragraph" style:parent-style-name="Standard">
      <style:text-properties fo:color="#2a6099" style:font-name="Liberation Serif" fo:font-size="12pt" fo:language="en" fo:country="US" officeooo:rsid="0015be22" officeooo:paragraph-rsid="0015be22" style:letter-kerning="true" fo:background-color="#ffffa6" style:font-name-asian="Source Han Sans CN Regular" style:font-size-asian="12pt" style:language-asian="zh" style:country-asian="CN" style:font-name-complex="Lohit Devanagari" style:font-size-complex="12pt" style:language-complex="hi" style:country-complex="IN"/>
    </style:style>
    <style:style style:name="P11" style:family="paragraph" style:parent-style-name="Standard">
      <style:text-properties fo:color="#2a6099" style:font-name="Liberation Serif" fo:font-size="12pt" fo:language="en" fo:country="US" officeooo:rsid="0017959d" officeooo:paragraph-rsid="0017959d" style:letter-kerning="true" fo:background-color="#ffffa6" style:font-name-asian="Source Han Sans CN Regular" style:font-size-asian="12pt" style:language-asian="zh" style:country-asian="CN" style:font-name-complex="Lohit Devanagari" style:font-size-complex="12pt" style:language-complex="hi" style:country-complex="IN"/>
    </style:style>
    <style:style style:name="P12" style:family="paragraph" style:parent-style-name="Standard">
      <style:text-properties fo:color="#2a6099" style:font-name="Liberation Serif" fo:font-size="12pt" fo:language="en" fo:country="US" officeooo:paragraph-rsid="0013d47e" style:letter-kerning="true" fo:background-color="#ffffa6" style:font-name-asian="Source Han Sans CN Regular" style:font-size-asian="12pt" style:language-asian="zh" style:country-asian="CN" style:font-name-complex="Lohit Devanagari" style:font-size-complex="12pt" style:language-complex="hi" style:country-complex="IN"/>
    </style:style>
    <style:style style:name="P13" style:family="paragraph" style:parent-style-name="Standard">
      <style:text-properties fo:color="#2a6099" style:font-name="Liberation Serif" fo:font-size="12pt" fo:language="en" fo:country="US" officeooo:rsid="00153ad5" officeooo:paragraph-rsid="001aa225" style:letter-kerning="true" fo:background-color="#ffffa6" style:font-name-asian="Source Han Sans CN Regular" style:font-size-asian="12pt" style:language-asian="zh" style:country-asian="CN" style:font-name-complex="Lohit Devanagari" style:font-size-complex="12pt" style:language-complex="hi" style:country-complex="IN"/>
    </style:style>
    <style:style style:name="P14" style:family="paragraph" style:parent-style-name="Standard">
      <style:text-properties fo:color="#2a6099" style:font-name="Liberation Serif" fo:font-size="12pt" fo:language="en" fo:country="US" officeooo:rsid="001ada3b" officeooo:paragraph-rsid="001ada3b" style:letter-kerning="true" fo:background-color="#ffffa6" style:font-name-asian="Source Han Sans CN Regular" style:font-size-asian="12pt" style:language-asian="zh" style:country-asian="CN" style:font-name-complex="Lohit Devanagari" style:font-size-complex="12pt" style:language-complex="hi" style:country-complex="IN"/>
    </style:style>
    <style:style style:name="P15" style:family="paragraph" style:parent-style-name="Standard">
      <style:text-properties fo:color="#2a6099" style:font-name="Liberation Serif" fo:font-size="12pt" fo:language="en" fo:country="US" officeooo:rsid="00235de0" officeooo:paragraph-rsid="00235de0" style:letter-kerning="true" fo:background-color="#ffffa6" style:font-name-asian="Source Han Sans CN Regular" style:font-size-asian="12pt" style:language-asian="zh" style:country-asian="CN" style:font-name-complex="Lohit Devanagari" style:font-size-complex="12pt" style:language-complex="hi" style:country-complex="IN"/>
    </style:style>
    <style:style style:name="P16" style:family="paragraph" style:parent-style-name="Standard">
      <style:text-properties fo:color="#2a6099" style:font-name="Liberation Serif" fo:font-size="12pt" fo:language="en" fo:country="US" officeooo:rsid="00263fd6" officeooo:paragraph-rsid="00263fd6" style:letter-kerning="true" fo:background-color="#ffffa6" style:font-name-asian="Source Han Sans CN Regular" style:font-size-asian="12pt" style:language-asian="zh" style:country-asian="CN" style:font-name-complex="Lohit Devanagari" style:font-size-complex="12pt" style:language-complex="hi" style:country-complex="IN"/>
    </style:style>
    <style:style style:name="P17" style:family="paragraph" style:parent-style-name="Standard">
      <style:text-properties fo:color="#2a6099" style:font-name="Liberation Serif" fo:font-size="12pt" fo:language="en" fo:country="US" officeooo:rsid="002656fe" officeooo:paragraph-rsid="002656fe" style:letter-kerning="true" fo:background-color="#ffffa6" style:font-name-asian="Source Han Sans CN Regular" style:font-size-asian="12pt" style:language-asian="zh" style:country-asian="CN" style:font-name-complex="Lohit Devanagari" style:font-size-complex="12pt" style:language-complex="hi" style:country-complex="IN"/>
    </style:style>
    <style:style style:name="P18" style:family="paragraph" style:parent-style-name="Standard">
      <style:text-properties fo:color="#2a6099" style:font-name="Liberation Serif" fo:font-size="12pt" fo:language="en" fo:country="US" officeooo:rsid="00279d73" officeooo:paragraph-rsid="00279d73" style:letter-kerning="true" fo:background-color="#ffffa6" style:font-name-asian="Source Han Sans CN Regular" style:font-size-asian="12pt" style:language-asian="zh" style:country-asian="CN" style:font-name-complex="Lohit Devanagari" style:font-size-complex="12pt" style:language-complex="hi" style:country-complex="IN"/>
    </style:style>
    <style:style style:name="P19" style:family="paragraph" style:parent-style-name="Standard" style:master-page-name="Standard">
      <style:paragraph-properties style:page-number="auto"/>
      <style:text-properties fo:color="#2a6099" fo:background-color="#ffffa6"/>
    </style:style>
    <style:style style:name="P20" style:family="paragraph" style:parent-style-name="Standard">
      <style:text-properties fo:color="#2a6099" style:font-name="Liberation Serif" fo:font-size="12pt" fo:language="en" fo:country="US" officeooo:rsid="0012a580" officeooo:paragraph-rsid="0012a580" style:letter-kerning="true" fo:background-color="#ffffa6" style:font-name-asian="Source Han Sans CN Regular" style:font-size-asian="12pt" style:language-asian="zh" style:country-asian="CN" style:font-name-complex="Lohit Devanagari" style:font-size-complex="12pt" style:language-complex="hi" style:country-complex="IN"/>
    </style:style>
    <style:style style:name="P21" style:family="paragraph" style:parent-style-name="Standard">
      <style:text-properties fo:color="#2a6099" style:font-name="Liberation Serif" fo:font-size="12pt" fo:language="en" fo:country="US" officeooo:rsid="001aa225" officeooo:paragraph-rsid="001aa225" style:letter-kerning="true" fo:background-color="#ffffa6" style:font-name-asian="Source Han Sans CN Regular" style:font-size-asian="12pt" style:language-asian="zh" style:country-asian="CN" style:font-name-complex="Lohit Devanagari" style:font-size-complex="12pt" style:language-complex="hi" style:country-complex="IN"/>
    </style:style>
    <style:style style:name="P22" style:family="paragraph" style:parent-style-name="Standard">
      <style:text-properties fo:color="#2a6099" style:font-name="Liberation Serif" fo:font-size="12pt" fo:language="en" fo:country="US" officeooo:rsid="001ada3b" officeooo:paragraph-rsid="001ada3b" style:letter-kerning="true" fo:background-color="#ffffa6" style:font-name-asian="Source Han Sans CN Regular" style:font-size-asian="12pt" style:language-asian="zh" style:country-asian="CN" style:font-name-complex="Lohit Devanagari" style:font-size-complex="12pt" style:language-complex="hi" style:country-complex="IN"/>
    </style:style>
    <style:style style:name="P23" style:family="paragraph" style:parent-style-name="Standard">
      <style:text-properties fo:color="#2a6099" style:font-name="Liberation Serif" fo:font-size="12pt" fo:language="en" fo:country="US" officeooo:rsid="002dfb5f" officeooo:paragraph-rsid="002dfb5f" style:letter-kerning="true" fo:background-color="#ffffa6" style:font-name-asian="Source Han Sans CN Regular" style:font-size-asian="12pt" style:language-asian="zh" style:country-asian="CN" style:font-name-complex="Lohit Devanagari" style:font-size-complex="12pt" style:language-complex="hi" style:country-complex="IN"/>
    </style:style>
    <style:style style:name="T1" style:family="text">
      <style:text-properties fo:color="#ff00f7"/>
    </style:style>
    <style:style style:name="T2" style:family="text">
      <style:text-properties fo:color="#ff00f7" style:font-name="Liberation Serif" fo:font-size="12pt" fo:language="en" fo:country="US" officeooo:rsid="001109e2" style:letter-kerning="true" fo:background-color="#ffffff" loext:char-shading-value="0" style:font-name-asian="Source Han Sans CN Regular" style:font-size-asian="12pt" style:language-asian="zh" style:country-asian="CN" style:font-name-complex="Lohit Devanagari" style:font-size-complex="12pt" style:language-complex="hi" style:country-complex="IN"/>
    </style:style>
    <style:style style:name="T3" style:family="text">
      <style:text-properties fo:color="#ff00f7" style:font-name="Liberation Serif" fo:font-size="12pt" fo:language="en" fo:country="US" officeooo:rsid="0015be22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style>
    <style:style style:name="T4" style:family="text">
      <style:text-properties style:use-window-font-color="true" style:font-name="Liberation Serif" fo:font-size="12pt" fo:language="en" fo:country="US" officeooo:rsid="001cc8b7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style>
    <style:style style:name="T5" style:family="text">
      <style:text-properties officeooo:rsid="0013d47e"/>
    </style:style>
    <style:style style:name="T6" style:family="text">
      <style:text-properties officeooo:rsid="0015be22"/>
    </style:style>
    <style:style style:name="T7" style:family="text">
      <style:text-properties officeooo:rsid="00188147"/>
    </style:style>
    <style:style style:name="T8" style:family="text">
      <style:text-properties officeooo:rsid="0018defc"/>
    </style:style>
    <style:style style:name="T9" style:family="text">
      <style:text-properties officeooo:rsid="00190493"/>
    </style:style>
    <style:style style:name="T10" style:family="text">
      <style:text-properties officeooo:rsid="001a7b93"/>
    </style:style>
    <style:style style:name="T11" style:family="text">
      <style:text-properties officeooo:rsid="001aa225"/>
    </style:style>
    <style:style style:name="T12" style:family="text">
      <style:text-properties officeooo:rsid="0024f921"/>
    </style:style>
    <style:style style:name="T13" style:family="text">
      <style:text-properties officeooo:rsid="002656fe"/>
    </style:style>
    <style:style style:name="T14" style:family="text">
      <style:text-properties fo:color="#2a6099" style:font-name="Liberation Serif" fo:font-size="12pt" fo:language="en" fo:country="US" officeooo:rsid="00153ad5" style:letter-kerning="true" fo:background-color="#ffffa6" loext:char-shading-value="0" style:font-name-asian="Source Han Sans CN Regular" style:font-size-asian="12pt" style:language-asian="zh" style:country-asian="CN" style:font-name-complex="Lohit Devanagari" style:font-size-complex="12pt" style:language-complex="hi" style:country-complex="IN"/>
    </style:style>
    <style:style style:name="T15" style:family="text">
      <style:text-properties fo:color="#2a6099" style:font-name="Liberation Serif" fo:font-size="12pt" fo:language="en" fo:country="US" officeooo:rsid="002cc14c" style:letter-kerning="true" fo:background-color="#ffffa6" loext:char-shading-value="0" style:font-name-asian="Source Han Sans CN Regular" style:font-size-asian="12pt" style:language-asian="zh" style:country-asian="CN" style:font-name-complex="Lohit Devanagari" style:font-size-complex="12pt" style:language-complex="hi" style:country-complex="IN"/>
    </style:style>
    <style:style style:name="T16" style:family="text">
      <style:text-properties fo:color="#2a6099" style:font-name="Liberation Serif" fo:font-size="12pt" fo:language="en" fo:country="US" officeooo:rsid="002d5a66" style:letter-kerning="true" fo:background-color="#ffffa6" loext:char-shading-value="0" style:font-name-asian="Source Han Sans CN Regular" style:font-size-asian="12pt" style:language-asian="zh" style:country-asian="CN" style:font-name-complex="Lohit Devanagari" style:font-size-complex="12pt" style:language-complex="hi" style:country-complex="I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## Example 4:<text:tab/>move an intruder in a 2D granular material</text:p>
      <text:p text:style-name="P5"># <text:s/>New tricks: <text:s/>use grains as a boundary, 2D simulation, use group to control particles separately</text:p>
      <text:p text:style-name="P5"># <text:s/>Commands that appears in previous examples will not be repeatedly explained.</text:p>
      <text:p text:style-name="P5"># <text:s/>More command details in the documentation https://lammps.sandia.gov/doc/Commands.html</text:p>
      <text:p text:style-name="P5"># <text:s/>LAMMPS version: LAMMPS (7 Aug 2019) on linux</text:p>
      <text:p text:style-name="Standard"/>
      <text:p text:style-name="P23"># change the default dimension to 2</text:p>
      <text:p text:style-name="Standard">dimension<text:tab/><text:tab/>2</text:p>
      <text:p text:style-name="Standard">atom_style<text:tab/><text:tab/>sphere</text:p>
      <text:p text:style-name="Standard">boundary<text:tab/><text:tab/>p p p</text:p>
      <text:p text:style-name="Standard">newton<text:tab/><text:tab/><text:tab/>off</text:p>
      <text:p text:style-name="Standard">comm_modify<text:tab/><text:tab/>vel yes</text:p>
      <text:p text:style-name="Standard"/>
      <text:p text:style-name="Standard">region<text:tab/><text:tab/>reg block <text:span text:style-name="T2">-5 5 -5 5 -0.5 0.5</text:span> units box</text:p>
      <text:p text:style-name="P6"># define a simulation region with 2 particle types</text:p>
      <text:p text:style-name="Standard">create_box<text:tab/><text:span text:style-name="T1">2</text:span> reg</text:p>
      <text:p text:style-name="Standard"/>
      <text:p text:style-name="P7"># In the data file, we <text:span text:style-name="T7">have randomly positioned particles, which means that they can highly overlap,</text:span></text:p>
      <text:p text:style-name="P8"><text:span text:style-name="T8"># and </text:span>two intruder<text:span text:style-name="T7">s</text:span> of diameter 3.0, one of them is the 32th particle, the other is the 76<text:span text:style-name="T10">th</text:span> particle.</text:p>
      <text:p text:style-name="P8"><text:span text:style-name="T9"># </text:span>All the rest are smaller particles <text:span text:style-name="T6">(of diameter 1.0 or 1.4) </text:span>that form the packing.</text:p>
      <text:p text:style-name="P10"># their density is 1.0.</text:p>
      <text:p text:style-name="P11"># the intruders are of type=2, the rest particles are of type=1</text:p>
      <text:p text:style-name="Standard">read_data<text:tab/>data add merge</text:p>
      <text:p text:style-name="P1"/>
      <text:p text:style-name="P2"><text:span text:style-name="T14"># To </text:span><text:span text:style-name="T15">separately </text:span><text:span text:style-name="T14">manipulate particles, we define different groups a</text:span><text:span text:style-name="T16">ccording to their attributes</text:span></text:p>
      <text:p text:style-name="P9"># define a group of particles named ‘intruder1’, which contains a particle with ID==32</text:p>
      <text:p text:style-name="Standard">group<text:tab/><text:tab/>intruder1 id == 32</text:p>
      <text:p text:style-name="P9"># define a group of particles named ‘intruder2’, which contains a particle with ID==76</text:p>
      <text:p text:style-name="Standard">group<text:tab/><text:tab/>intruder2 id == 76</text:p>
      <text:p text:style-name="P9"># define a group of particles named ‘packing’, which contains particles with particle type&lt;=1</text:p>
      <text:p text:style-name="Standard">group<text:tab/><text:tab/>packing type &lt;= 1</text:p>
      <text:p text:style-name="Standard"/>
      <text:p text:style-name="Standard">fix<text:tab/><text:tab/>1 packing nve/sphere</text:p>
      <text:p text:style-name="Standard">fix<text:tab/><text:tab/>11 intruder1 nve/sphere</text:p>
      <text:p text:style-name="Standard">fix<text:tab/><text:tab/>12 intruder2 nve/sphere</text:p>
      <text:p text:style-name="Standard"/>
      <text:p text:style-name="Standard">neighbor<text:tab/><text:span text:style-name="T2">0.2</text:span> bin</text:p>
      <text:p text:style-name="Standard">neigh_modify<text:tab/>delay <text:span text:style-name="T3">0</text:span></text:p>
      <text:p text:style-name="Standard"/>
      <text:p text:style-name="Standard">pair_style <text:s text:c="5"/>gran/hooke/history <text:span text:style-name="T2">400.0</text:span> NULL <text:span text:style-name="T2">10.0</text:span> NULL <text:span text:style-name="T2">0.75 1</text:span></text:p>
      <text:p text:style-name="Standard">pair_coeff<text:tab/>* *</text:p>
      <text:p text:style-name="Standard"/>
      <text:p text:style-name="Standard">timestep<text:tab/><text:span text:style-name="T2">0.001</text:span></text:p>
      <text:p text:style-name="Standard"/>
      <text:p text:style-name="P12"><text:span text:style-name="T5"># just z</text:span>ero out the z-dimension velocity and force on <text:span text:style-name="T5">all atoms</text:span></text:p>
      <text:p text:style-name="Standard">fix <text:s text:c="12"/>2 all enforce2d</text:p>
      <text:p text:style-name="Standard"/>
      <text:p text:style-name="Standard">compute<text:tab/><text:tab/>ke all ke</text:p>
      <text:p text:style-name="Standard">compute<text:tab/><text:tab/>re all erotate/sphere</text:p>
      <text:p text:style-name="Standard"><text:soft-page-break/></text:p>
      <text:p text:style-name="Standard">thermo_style<text:tab/>custom step atoms c_ke c_re</text:p>
      <text:p text:style-name="Standard">thermo<text:tab/><text:tab/><text:span text:style-name="T2">100</text:span></text:p>
      <text:p text:style-name="Standard">thermo_modify<text:tab/>lost warn norm no</text:p>
      <text:p text:style-name="Standard"/>
      <text:p text:style-name="Standard">dump<text:tab/><text:tab/>2 all image <text:span text:style-name="T2">100</text:span> *.jpg type diameter zoom <text:span text:style-name="T2">1.6</text:span> view <text:span text:style-name="T2">0 0</text:span> </text:p>
      <text:p text:style-name="Standard">dump_modify<text:tab/>2 pad 5</text:p>
      <text:p text:style-name="Standard"/>
      <text:p text:style-name="P13"># <text:span text:style-name="T11">the first run relax the initial random positioning of the particles,</text:span></text:p>
      <text:p text:style-name="P21"># so it looks like a packing in the end of this run</text:p>
      <text:p text:style-name="Standard">run <text:span text:style-name="T2">5000</text:span></text:p>
      <text:p text:style-name="Standard"/>
      <text:p text:style-name="P14"># exclude interactions between the two intruders</text:p>
      <text:p text:style-name="Standard">neigh_modify<text:tab/>exclude group intruder1 intruder2</text:p>
      <text:p text:style-name="Standard"/>
      <text:p text:style-name="P14"># we remove the effect of the fix command named ‘12’</text:p>
      <text:p text:style-name="P15"># the position <text:span text:style-name="T12">and velocity </text:span>of intruder2 will not be updated according to F=ma (i.e. nve)</text:p>
      <text:p text:style-name="P14"># That is, intruder2 will no longer move, but used as a fixed boundary</text:p>
      <text:p text:style-name="P3">unfix<text:tab/><text:tab/>12</text:p>
      <text:p text:style-name="P4"/>
      <text:p text:style-name="P14"># Add a position-controlled fix to intruder1, so that its velocity is fixed to vx=0.0, vy=0.7,</text:p>
      <text:p text:style-name="P16"># and the z direction is not influenced (NULL).</text:p>
      <text:p text:style-name="P16"># That is, intruder<text:span text:style-name="T13">1’s motion is position-controlled, and the force on it will fluctuates.</text:span></text:p>
      <text:p text:style-name="Standard">fix<text:tab/><text:tab/>hxFix intruder<text:span text:style-name="T4">1</text:span> move linear <text:span text:style-name="T2">0.0 0.7</text:span> NULL</text:p>
      <text:p text:style-name="P17"># need to remove the F=ma integration on intruder1, because the two fixes will make the intruder move</text:p>
      <text:p text:style-name="P17"># twice during simulations.</text:p>
      <text:p text:style-name="P3">unfix<text:tab/><text:tab/>11</text:p>
      <text:p text:style-name="Standard"/>
      <text:p text:style-name="P18"># the second run stirs the packing by moving one intruder and fixing the other.</text:p>
      <text:p text:style-name="Standard">run <text:span text:style-name="T2">10000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urce Han Sans CN Regular" style:font-family-asian="'Source Han Sans CN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10-15T19:18:36</meta:creation-date>
    <dc:language>en-US</dc:language>
    <meta:editing-cycles>29</meta:editing-cycles>
    <meta:editing-duration>PT26M42S</meta:editing-duration>
    <meta:generator>LibreOffice/6.3.3.2.0$Linux_X86_64 LibreOffice_project/30$Build-2</meta:generator>
    <dc:date>2020-01-17T10:24:15.992502338</dc:date>
    <meta:document-statistic meta:table-count="0" meta:image-count="0" meta:object-count="0" meta:page-count="2" meta:paragraph-count="62" meta:word-count="498" meta:character-count="2875" meta:non-whitespace-character-count="2396"/>
  </office:meta>
</office:document-meta>
</file>